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.4791in" style:auto-text-indent="false"/>
      <style:text-properties fo:language="ru" fo:country="RU"/>
    </style:style>
    <style:style style:name="P2" style:family="paragraph" style:parent-style-name="Standard">
      <style:paragraph-properties fo:margin-left="0in" fo:margin-right="0in" fo:text-align="start" style:justify-single-word="false" fo:text-indent="0.4791in" style:auto-text-indent="false"/>
      <style:text-properties fo:language="ru" fo:country="RU"/>
    </style:style>
    <style:style style:name="P3" style:family="paragraph" style:parent-style-name="Standard">
      <style:paragraph-properties fo:margin-left="0in" fo:margin-right="0in" fo:text-align="start" style:justify-single-word="false" fo:text-indent="0.4791in" style:auto-text-indent="false"/>
      <style:text-properties fo:language="ru" fo:country="RU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normal" style:font-weight-asian="normal" style:font-weight-complex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T8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Характеристика</text:p>
      <text:p text:style-name="P1"/>
      <text:p text:style-name="P2">Выпускника факультета вычислительной математики и кибернетики Московского государственного университета имени М. В. Ломоносова <text:span text:style-name="T3">Толстошеева Ивана Андреевича.</text:span></text:p>
      <text:p text:style-name="P3"/>
      <text:p text:style-name="P3">Толстошеев И. А. 1987 г. рождения, образование высшее, в 2010 г. окончил факультет вычислительной математики и кибернетики Московского государственного университета имени М. В. Ломоносова по специальности «Прикладная математика и информатика».</text:p>
      <text:p text:style-name="P2"><text:span text:style-name="T3">С 2007 года Толстошеев И. А. специализировался на кафедре автоматизации систем вычислительных комплексов, на спецсеминаре «</text:span>Научно-техническая визуализация»<text:span text:style-name="T3"> под руководством Рябова Г. Г. . Дипломную работу «Разработка и реализация алгоритмов представления и операций над кубическими комплексами» защитил на оценку «хорошо». Рекомендован кафедрой к поступлению в аспирантуру.</text:span></text:p>
      <text:p text:style-name="P2"><text:span text:style-name="T3"/></text:p>
      <text:p text:style-name="P2"><text:span text:style-name="T3"/></text:p>
      <text:p text:style-name="P2"><text:span text:style-name="T3">Заместитель декана</text:span></text:p>
      <text:p text:style-name="P2"><text:span text:style-name="T3">факультета ВМиК МГУ <text:s text:c="60"/>/ Б. И. Березин /</text:span></text:p>
      <text:p text:style-name="P2"><text:span text:style-name="T3">по учебной работ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olstosheyev</meta:initial-creator>
    <meta:creation-date>2010-07-03T18:38:11</meta:creation-date>
    <meta:generator>OpenOffice.org/3.2$Unix OpenOffice.org_project/320m12$Build-9483</meta:generator>
    <dc:date>2010-07-03T18:51:21</dc:date>
    <dc:creator>Ivan Tolstosheyev</dc:creator>
    <meta:editing-duration>PT00H12M10S</meta:editing-duration>
    <meta:editing-cycles>4</meta:editing-cycles>
    <meta:document-statistic meta:table-count="0" meta:image-count="0" meta:object-count="0" meta:page-count="1" meta:paragraph-count="7" meta:word-count="105" meta:character-count="918"/>
  </office:meta>
</office:document-meta>
</file>